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Mean of hate score distribution" table:style-name="ta1">
        <table:shapes>
          <draw:frame draw:z-index="0" draw:style-name="gr1" draw:text-style-name="P1" svg:width="6.2988in" svg:height="3.5429in" svg:x="8.3772in" svg:y="0.0394in">
            <draw:object draw:notify-on-update-of-ranges="'summary_counter_education_Mean of hate score distribution'.A2:'summary_counter_education_Mean of hate score distribution'.A6 'summary_counter_education_Mean of hate score distribution'.B1:'summary_counter_education_Mean of hate score distribution'.B1 'summary_counter_education_Mean of hate score distribution'.B2:'summary_counter_education_Mean of hate score distribution'.B6 'summary_counter_education_Mean of hate score distribution'.C1:'summary_counter_education_Mean of hate score distribution'.C1 'summary_counter_education_Mean of hate score distribution'.C2:'summary_counter_education_Mean of hate score distribution'.C6 'summary_counter_education_Mean of hate score distribution'.D1:'summary_counter_education_Mean of hate score distribution'.D1 'summary_counter_education_Mean of hate score distribution'.D2:'summary_counter_education_Mean of hate score distribution'.D6 'summary_counter_education_Mean of hate score distribution'.E1:'summary_counter_education_Mean of hate score distribution'.E1 'summary_counter_education_Mean of hate score distribution'.E2:'summary_counter_education_Mean of hate score distribution'.E6 'summary_counter_education_Mean of hate score distribution'.F1:'summary_counter_education_Mean of hate score distribution'.F1 'summary_counter_education_Mean of hate score distribution'.F2:'summary_counter_education_Mean of hate score distribution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393" calcext:value-type="float">
            <text:p>0.393</text:p>
          </table:table-cell>
          <table:table-cell table:style-name="ce2" office:value-type="float" office:value="0.399" calcext:value-type="float">
            <text:p>0.399</text:p>
          </table:table-cell>
          <table:table-cell table:style-name="ce2" office:value-type="float" office:value="0.398" calcext:value-type="float">
            <text:p>0.39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1121664416204" calcext:value-type="float">
            <text:p>0.351121664416204</text:p>
          </table:table-cell>
          <table:table-cell office:value-type="float" office:value="0.353730439599238" calcext:value-type="float">
            <text:p>0.353730439599238</text:p>
          </table:table-cell>
          <table:table-cell office:value-type="float" office:value="0.352876071406735" calcext:value-type="float">
            <text:p>0.352876071406735</text:p>
          </table:table-cell>
          <table:table-cell office:value-type="float" office:value="0.350815212538266" calcext:value-type="float">
            <text:p>0.350815212538266</text:p>
          </table:table-cell>
          <table:table-cell office:value-type="float" office:value="0.348562317593292" calcext:value-type="float">
            <text:p>0.348562317593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2145170208577" calcext:value-type="float">
            <text:p>0.302145170208577</text:p>
          </table:table-cell>
          <table:table-cell office:value-type="float" office:value="0.291257678425616" calcext:value-type="float">
            <text:p>0.291257678425616</text:p>
          </table:table-cell>
          <table:table-cell office:value-type="float" office:value="0.289552322607253" calcext:value-type="float">
            <text:p>0.289552322607253</text:p>
          </table:table-cell>
          <table:table-cell office:value-type="float" office:value="0.289342980281183" calcext:value-type="float">
            <text:p>0.289342980281183</text:p>
          </table:table-cell>
          <table:table-cell office:value-type="float" office:value="0.284547821618612" calcext:value-type="float">
            <text:p>0.284547821618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5486188041763" calcext:value-type="float">
            <text:p>0.225486188041763</text:p>
          </table:table-cell>
          <table:table-cell office:value-type="float" office:value="0.215683226060973" calcext:value-type="float">
            <text:p>0.215683226060973</text:p>
          </table:table-cell>
          <table:table-cell office:value-type="float" office:value="0.211160311700138" calcext:value-type="float">
            <text:p>0.211160311700138</text:p>
          </table:table-cell>
          <table:table-cell office:value-type="float" office:value="0.203452900202795" calcext:value-type="float">
            <text:p>0.203452900202795</text:p>
          </table:table-cell>
          <table:table-cell office:value-type="float" office:value="0.201381241329444" calcext:value-type="float">
            <text:p>0.201381241329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7483051240025" calcext:value-type="float">
            <text:p>0.117483051240025</text:p>
          </table:table-cell>
          <table:table-cell office:value-type="float" office:value="0.108562966195598" calcext:value-type="float">
            <text:p>0.108562966195598</text:p>
          </table:table-cell>
          <table:table-cell office:value-type="float" office:value="0.100315045790064" calcext:value-type="float">
            <text:p>0.100315045790064</text:p>
          </table:table-cell>
          <table:table-cell office:value-type="float" office:value="0.0967782162098545" calcext:value-type="float">
            <text:p>0.096778216209855</text:p>
          </table:table-cell>
          <table:table-cell office:value-type="float" office:value="0.0908291453232636" calcext:value-type="float">
            <text:p>0.090829145323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5:07:13.918432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5:14:01.561800811</dc:date>
    <meta:editing-duration>PT14M59S</meta:editing-duration>
    <meta:editing-cycles>5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Mean of hate score distribution'.A1:'summary_counter_education_Mean of hate score distribution'.F6" chart:data-source-has-labels="both" svg:x="1.331cm" svg:y="0.18cm" svg:width="12.264cm" svg:height="7.659cm">
          <chart:coordinate-region svg:x="2.243cm" svg:y="0.379cm" svg:width="11.258cm" svg:height="6.813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Mean of hate score distribution'.A2:'summary_counter_education_Mean of hate score distribution'.A6"/>
          </chart:axis>
          <chart:axis chart:dimension="y" chart:name="primary-y" chart:style-name="ch4">
            <chart:title svg:x="0.451cm" svg:y="5.27cm" chart:style-name="ch6">
              <text:p>mean hate score</text:p>
            </chart:title>
            <chart:grid chart:style-name="ch7" chart:class="major"/>
          </chart:axis>
          <chart:series chart:style-name="ch8" chart:values-cell-range-address="'summary_counter_education_Mean of hate score distribution'.B2:'summary_counter_education_Mean of hate score distribution'.B6" chart:label-cell-address="'summary_counter_education_Mean of hate score distribution'.B1:'summary_counter_education_Mean of hate score distribution'.B1" chart:class="chart:line">
            <chart:data-point chart:repeated="5"/>
          </chart:series>
          <chart:series chart:style-name="ch9" chart:values-cell-range-address="'summary_counter_education_Mean of hate score distribution'.C2:'summary_counter_education_Mean of hate score distribution'.C6" chart:label-cell-address="'summary_counter_education_Mean of hate score distribution'.C1:'summary_counter_education_Mean of hate score distribution'.C1" chart:class="chart:line">
            <chart:data-point chart:repeated="5"/>
          </chart:series>
          <chart:series chart:style-name="ch10" chart:values-cell-range-address="'summary_counter_education_Mean of hate score distribution'.D2:'summary_counter_education_Mean of hate score distribution'.D6" chart:label-cell-address="'summary_counter_education_Mean of hate score distribution'.D1:'summary_counter_education_Mean of hate score distribution'.D1" chart:class="chart:line">
            <chart:data-point chart:repeated="5"/>
          </chart:series>
          <chart:series chart:style-name="ch11" chart:values-cell-range-address="'summary_counter_education_Mean of hate score distribution'.E2:'summary_counter_education_Mean of hate score distribution'.E6" chart:label-cell-address="'summary_counter_education_Mean of hate score distribution'.E1:'summary_counter_education_Mean of hate score distribution'.E1" chart:class="chart:line">
            <chart:data-point chart:repeated="5"/>
          </chart:series>
          <chart:series chart:style-name="ch12" chart:values-cell-range-address="'summary_counter_education_Mean of hate score distribution'.F2:'summary_counter_education_Mean of hate score distribution'.F6" chart:label-cell-address="'summary_counter_education_Mean of hate score distribution'.F1:'summary_counter_education_Mean of hate score distribution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Mean of hate score distribution'.B1:'summary_counter_education_Mean of hate score distribution'.B1</svg:desc>
                </draw:g>
              </table:table-cell>
              <table:table-cell office:value-type="string">
                <text:p>500</text:p>
                <draw:g>
                  <svg:desc>'summary_counter_education_Mean of hate score distribution'.C1:'summary_counter_education_Mean of hate score distribution'.C1</svg:desc>
                </draw:g>
              </table:table-cell>
              <table:table-cell office:value-type="string">
                <text:p>1000</text:p>
                <draw:g>
                  <svg:desc>'summary_counter_education_Mean of hate score distribution'.D1:'summary_counter_education_Mean of hate score distribution'.D1</svg:desc>
                </draw:g>
              </table:table-cell>
              <table:table-cell office:value-type="string">
                <text:p>2000</text:p>
                <draw:g>
                  <svg:desc>'summary_counter_education_Mean of hate score distribution'.E1:'summary_counter_education_Mean of hate score distribution'.E1</svg:desc>
                </draw:g>
              </table:table-cell>
              <table:table-cell office:value-type="string">
                <text:p>5000</text:p>
                <draw:g>
                  <svg:desc>'summary_counter_education_Mean of hate score distribution'.F1:'summary_counter_education_Mean of hate score distribution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Mean of hate score distribution'.A2:'summary_counter_education_Mean of hate score distribution'.A6</svg:desc>
                </draw:g>
              </table:table-cell>
              <table:table-cell office:value-type="float" office:value="0.393">
                <text:p>0.393</text:p>
                <draw:g>
                  <svg:desc>'summary_counter_education_Mean of hate score distribution'.B2:'summary_counter_education_Mean of hate score distribution'.B6</svg:desc>
                </draw:g>
              </table:table-cell>
              <table:table-cell office:value-type="float" office:value="0.399">
                <text:p>0.399</text:p>
                <draw:g>
                  <svg:desc>'summary_counter_education_Mean of hate score distribution'.C2:'summary_counter_education_Mean of hate score distribution'.C6</svg:desc>
                </draw:g>
              </table:table-cell>
              <table:table-cell office:value-type="float" office:value="0.398">
                <text:p>0.398</text:p>
                <draw:g>
                  <svg:desc>'summary_counter_education_Mean of hate score distribution'.D2:'summary_counter_education_Mean of hate score distribution'.D6</svg:desc>
                </draw:g>
              </table:table-cell>
              <table:table-cell office:value-type="float" office:value="0.4">
                <text:p>0.4</text:p>
                <draw:g>
                  <svg:desc>'summary_counter_education_Mean of hate score distribution'.E2:'summary_counter_education_Mean of hate score distribution'.E6</svg:desc>
                </draw:g>
              </table:table-cell>
              <table:table-cell office:value-type="float" office:value="0.418">
                <text:p>0.418</text:p>
                <draw:g>
                  <svg:desc>'summary_counter_education_Mean of hate score distribution'.F2:'summary_counter_education_Mean of hate score distribution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51121664416204">
                <text:p>0.351121664416204</text:p>
              </table:table-cell>
              <table:table-cell office:value-type="float" office:value="0.353730439599238">
                <text:p>0.353730439599238</text:p>
              </table:table-cell>
              <table:table-cell office:value-type="float" office:value="0.352876071406735">
                <text:p>0.352876071406735</text:p>
              </table:table-cell>
              <table:table-cell office:value-type="float" office:value="0.350815212538266">
                <text:p>0.350815212538266</text:p>
              </table:table-cell>
              <table:table-cell office:value-type="float" office:value="0.348562317593292">
                <text:p>0.3485623175932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02145170208577">
                <text:p>0.302145170208577</text:p>
              </table:table-cell>
              <table:table-cell office:value-type="float" office:value="0.291257678425616">
                <text:p>0.291257678425616</text:p>
              </table:table-cell>
              <table:table-cell office:value-type="float" office:value="0.289552322607253">
                <text:p>0.289552322607253</text:p>
              </table:table-cell>
              <table:table-cell office:value-type="float" office:value="0.289342980281183">
                <text:p>0.289342980281183</text:p>
              </table:table-cell>
              <table:table-cell office:value-type="float" office:value="0.284547821618612">
                <text:p>0.2845478216186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5486188041763">
                <text:p>0.225486188041763</text:p>
              </table:table-cell>
              <table:table-cell office:value-type="float" office:value="0.215683226060973">
                <text:p>0.215683226060973</text:p>
              </table:table-cell>
              <table:table-cell office:value-type="float" office:value="0.211160311700138">
                <text:p>0.211160311700138</text:p>
              </table:table-cell>
              <table:table-cell office:value-type="float" office:value="0.203452900202795">
                <text:p>0.203452900202795</text:p>
              </table:table-cell>
              <table:table-cell office:value-type="float" office:value="0.201381241329444">
                <text:p>0.2013812413294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7483051240025">
                <text:p>0.117483051240025</text:p>
              </table:table-cell>
              <table:table-cell office:value-type="float" office:value="0.108562966195598">
                <text:p>0.108562966195598</text:p>
              </table:table-cell>
              <table:table-cell office:value-type="float" office:value="0.100315045790064">
                <text:p>0.100315045790064</text:p>
              </table:table-cell>
              <table:table-cell office:value-type="float" office:value="0.0967782162098545">
                <text:p>0.0967782162098545</text:p>
              </table:table-cell>
              <table:table-cell office:value-type="float" office:value="0.0908291453232636">
                <text:p>0.0908291453232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